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61e1" officeooo:paragraph-rsid="001d61e1"/>
    </style:style>
    <style:style style:name="P2" style:family="paragraph" style:parent-style-name="Text_20_body">
      <style:text-properties officeooo:rsid="001d61e1" officeooo:paragraph-rsid="001d61e1"/>
    </style:style>
    <style:style style:name="T1" style:family="text">
      <style:text-properties officeooo:rsid="001f4227"/>
    </style:style>
    <style:style style:name="T2" style:family="text">
      <style:text-properties fo:color="#0000ff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808080" loext:opacity="100%" style:font-name="Consolas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QL</text:p>
      <text:p text:style-name="Text_20_body"/>
      <text:p text:style-name="P2">Stuctured Query Language</text:p>
      <text:p text:style-name="P2"/>
      <text:p text:style-name="P2">DDL: Data-Definition-Language <text:span text:style-name="T1">(Create, Drop...)</text:span></text:p>
      <text:p text:style-name="P1"><text:span text:style-name="T2">CREATE</text:span><text:span text:style-name="T3"> </text:span><text:span text:style-name="T2">TABLE</text:span><text:span text:style-name="T3"> dbo</text:span><text:span text:style-name="T4">.</text:span><text:span text:style-name="T3">Adresse</text:span></text:p>
      <text:p text:style-name="Standard"><text:span text:style-name="T2"><text:tab/></text:span><text:span text:style-name="T4">(</text:span></text:p>
      <text:p text:style-name="Standard"><text:span text:style-name="T3"><text:tab/>Strasse </text:span><text:span text:style-name="T2">varchar</text:span><text:span text:style-name="T4">(</text:span><text:span text:style-name="T3">50</text:span><text:span text:style-name="T4">)</text:span><text:span text:style-name="T3"> </text:span><text:span text:style-name="T4">NOT</text:span><text:span text:style-name="T3"> </text:span><text:span text:style-name="T4">NULL,</text:span></text:p>
      <text:p text:style-name="Standard"><text:span text:style-name="T3"><text:tab/>Plz </text:span><text:span text:style-name="T2">varchar</text:span><text:span text:style-name="T4">(</text:span><text:span text:style-name="T3">50</text:span><text:span text:style-name="T4">)</text:span><text:span text:style-name="T3"> </text:span><text:span text:style-name="T4">NOT</text:span><text:span text:style-name="T3"> </text:span><text:span text:style-name="T4">NULL,</text:span></text:p>
      <text:p text:style-name="Standard"><text:span text:style-name="T3"><text:tab/>Ort </text:span><text:span text:style-name="T2">varchar</text:span><text:span text:style-name="T4">(</text:span><text:span text:style-name="T3">50</text:span><text:span text:style-name="T4">)</text:span><text:span text:style-name="T3"> </text:span><text:span text:style-name="T4">NOT</text:span><text:span text:style-name="T3"> </text:span><text:span text:style-name="T4">NULL,</text:span></text:p>
      <text:p text:style-name="Standard"><text:span text:style-name="T3"><text:tab/>Land </text:span><text:span text:style-name="T2">varchar</text:span><text:span text:style-name="T4">(</text:span><text:span text:style-name="T3">50</text:span><text:span text:style-name="T4">)</text:span><text:span text:style-name="T3"> </text:span><text:span text:style-name="T4">NOT</text:span><text:span text:style-name="T3"> </text:span><text:span text:style-name="T4">NULL</text:span></text:p>
      <text:p text:style-name="P1"><text:span text:style-name="T3"><text:tab/></text:span><text:span text:style-name="T4">)</text:span></text:p>
      <text:p text:style-name="P1"><text:span text:style-name="T4"/></text:p>
      <text:p text:style-name="P1"><text:span text:style-name="T4"/></text:p>
      <text:p text:style-name="P2">DML: Data-Manipulition-Language <text:span text:style-name="T1">(Select, Update, Insert, Delete)</text:span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2:11:03.091000000</meta:creation-date>
    <dc:date>2021-11-16T12:34:21.647000000</dc:date>
    <meta:editing-duration>PT23M17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1" meta:word-count="35" meta:character-count="274" meta:non-whitespace-character-count="244"/>
  </office:meta>
</office:document-meta>
</file>